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72pt" officeooo:rsid="000a0d9e" officeooo:paragraph-rsid="000a0d9e" style:font-size-asian="72pt" style:font-size-complex="72pt"/>
    </style:style>
    <style:style style:name="P2" style:family="paragraph" style:parent-style-name="Standard">
      <style:text-properties officeooo:rsid="000a0d9e" officeooo:paragraph-rsid="000a0d9e"/>
    </style:style>
    <style:style style:name="T1" style:family="text">
      <style:text-properties fo:color="#c9211e" loext:opacity="100%" fo:font-size="72pt" style:font-size-asian="72pt" style:font-size-complex="72pt"/>
    </style:style>
    <style:style style:name="T2" style:family="text">
      <style:text-properties fo:color="#c9211e" loext:opacity="100%" fo:font-size="72pt" officeooo:rsid="000a0d9e" style:font-size-asian="72pt" style:font-size-complex="72pt"/>
    </style:style>
    <style:style style:name="T3" style:family="text">
      <style:text-properties fo:font-size="72pt" style:font-size-asian="72pt" style:font-size-complex="72pt"/>
    </style:style>
    <style:style style:name="T4" style:family="text">
      <style:text-properties fo:font-size="72pt" officeooo:rsid="000a0d9e" style:font-size-asian="72pt" style:font-size-complex="7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it</text:p>
      <text:p text:style-name="P2"><text:span text:style-name="T4">W</text:span><text:span text:style-name="T1">ai</text:span><text:span text:style-name="T3">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i" fo:country="FI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7T14:16:17.846000000</meta:creation-date>
    <dc:date>2024-05-02T05:52:24.322658684</dc:date>
    <meta:editing-duration>PT7M6S</meta:editing-duration>
    <meta:editing-cycles>4</meta:editing-cycles>
    <meta:generator>LibreOffice/24.2.2.2$Linux_X86_64 LibreOffice_project/427a8baee0312a7693737440f205d2e411d50bad</meta:generator>
    <dc:title>Picture of Apples</dc:title>
    <meta:document-statistic meta:table-count="0" meta:image-count="0" meta:object-count="0" meta:page-count="1" meta:paragraph-count="2" meta:word-count="2" meta:character-count="8" meta:non-whitespace-character-count="8"/>
  </office:meta>
</office:document-meta>
</file>